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 fo:break-before="page"/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illiam McDonald</text:p>
      <text:p text:style-name="P1">20418145</text:p>
      <text:p text:style-name="P1">wmcdona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S 488 Assignment 1</text:p>
      <text:p text:style-name="P4">Manual</text:p>
      <text:p text:style-name="P3"/>
      <text:p text:style-name="P3">Note that wire-frame mode draws the triangles as wires and not the edges of the cubes.</text:p>
      <text:p text:style-name="P3"/>
      <text:p text:style-name="P2">Multicolour mode</text:p>
      <text:p text:style-name="P3">My interpretation of multicolour mode was that each cube should get a unique (or at least random) colour set, and that this random set should persist across draws. So to support this I modified the game.cpp and game.h code to include an id for each cube that is drawn. This way cubes can have a persistent colour but still be randomized, independent of their piece. There is a slight issue when rotating.</text:p>
      <text:p text:style-name="P3"/>
      <text:p text:style-name="P3">There are no additional features.</text:p>
      <text:p text:style-name="P6">sum is: /usr/bin/sum</text:p>
      <text:p text:style-name="P3"></text:p>
      <text:p text:style-name="P3"></text:p>
      <text:p text:style-name="P3">2015-05-19 23:54 <text:s text:c="6"/>Checksum for A1 for wmcdonal on gl11 <text:s text:c="6"/>Page 1</text:p>
      <text:p text:style-name="P3"></text:p>
      <text:p text:style-name="P3"></text:p>
      <text:p text:style-name="P3">A1:</text:p>
      <text:p text:style-name="P3">total 1556</text:p>
      <text:p text:style-name="P3">59425859 drwxrwx--- 7 wmcdonal cs488 <text:s text:c="7"/>4096 May 19 23:53 ../</text:p>
      <text:p text:style-name="P3">94862904 drwxrwxr-x 2 wmcdonal wmcdonald <text:s text:c="3"/>4096 May 19 23:53 src/</text:p>
      <text:p text:style-name="P3">94862901 drwxrwxr-x 3 wmcdonal wmcdonald <text:s text:c="3"/>4096 May 19 23:53 ./</text:p>
      <text:p text:style-name="P3">88727781 -rwxr-xr-x 1 wmcdonal wmcdonald 1536389 May 19 23:53 game488*</text:p>
      <text:p text:style-name="P3">78740298 -rw-r--r-- 1 wmcdonal wmcdonald <text:s text:c="4"/>193 May 19 23:52 shader.vert</text:p>
      <text:p text:style-name="P3">40305004 -rw-r--r-- 1 wmcdonal wmcdonald <text:s text:c="4"/>100 May 19 23:52 shader.frag</text:p>
      <text:p text:style-name="P3">89758723 -rw-r--r-- 1 wmcdonal wmcdonald <text:s text:c="2"/>19198 May 19 23:39 screenshot01.png</text:p>
      <text:p text:style-name="P3">89758720 -rwxr-xr-- 1 wmcdonal wmcdonald <text:s text:c="4"/>411 May 19 23:39 README*</text:p>
      <text:p text:style-name="P3"></text:p>
      <text:p text:style-name="P3">A1/src:</text:p>
      <text:p text:style-name="P3">total 132</text:p>
      <text:p text:style-name="P3">94862904 drwxrwxr-x 2 wmcdonal wmcdonald <text:s/>4096 May 19 23:53 ./</text:p>
      <text:p text:style-name="P3">94862901 drwxrwxr-x 3 wmcdonal wmcdonald <text:s/>4096 May 19 23:53 ../</text:p>
      <text:p text:style-name="P3">74665253 -rw-r--r-- 1 wmcdonal wmcdonald 67324 May 19 23:52 Makefile</text:p>
      <text:p text:style-name="P3">40305003 -rw-r--r-- 1 wmcdonal wmcdonald <text:s text:c="2"/>547 May 19 23:52 main.cpp</text:p>
      <text:p text:style-name="P3">40305000 -rw-r--r-- 1 wmcdonal wmcdonald <text:s text:c="2"/>433 May 19 23:52 game488.pro</text:p>
      <text:p text:style-name="P3">40304999 -rw-r--r-- 1 wmcdonal wmcdonald <text:s/>4021 May 19 23:52 game.hpp</text:p>
      <text:p text:style-name="P3">40304998 -rw-r--r-- 1 wmcdonal wmcdonald <text:s/>8507 May 19 23:52 game.cpp</text:p>
      <text:p text:style-name="P3">40304997 -rw-r--r-- 1 wmcdonal wmcdonald <text:s/>2830 May 19 23:52 Viewer.hpp</text:p>
      <text:p text:style-name="P3">40304995 -rw-r--r-- 1 wmcdonal wmcdonald 11305 May 19 23:52 Viewer.cpp</text:p>
      <text:p text:style-name="P3">40304994 -rw-r--r-- 1 wmcdonal wmcdonald <text:s/>1185 May 19 23:52 AppWindow.hpp</text:p>
      <text:p text:style-name="P3">40304992 -rw-r--r-- 1 wmcdonal wmcdonald <text:s/>4746 May 19 23:52 AppWindow.cpp</text:p>
      <text:p text:style-name="P3"></text:p>
      <text:p text:style-name="P3">A1 <text:s text:c="37"/></text:p>
      <text:p text:style-name="P3">A1/README <text:s text:c="30"/>55093 <text:s text:c="4"/>1</text:p>
      <text:p text:style-name="P3">A1/game488 <text:s text:c="29"/>14713 <text:s/>1501</text:p>
      <text:p text:style-name="P3">A1/screenshot01.png <text:s text:c="20"/>12035 <text:s text:c="3"/>19</text:p>
      <text:p text:style-name="P3">A1/shader.frag <text:s text:c="25"/>18301 <text:s text:c="4"/>1</text:p>
      <text:p text:style-name="P3">A1/shader.vert <text:s text:c="25"/>29053 <text:s text:c="4"/>1</text:p>
      <text:p text:style-name="P3">A1/src <text:s text:c="33"/></text:p>
      <text:p text:style-name="P3">A1/src/AppWindow.cpp <text:s text:c="19"/>08782 <text:s text:c="4"/>5</text:p>
      <text:p text:style-name="P3">A1/src/AppWindow.hpp <text:s text:c="19"/>04555 <text:s text:c="4"/>2</text:p>
      <text:p text:style-name="P3">A1/src/Makefile <text:s text:c="24"/>62627 <text:s text:c="3"/>66</text:p>
      <text:p text:style-name="P3">A1/src/Viewer.cpp <text:s text:c="22"/>27720 <text:s text:c="3"/>12</text:p>
      <text:p text:style-name="P3">A1/src/Viewer.hpp <text:s text:c="22"/>33347 <text:s text:c="4"/>3</text:p>
      <text:p text:style-name="P3">A1/src/game.cpp <text:s text:c="24"/>07196 <text:s text:c="4"/>9</text:p>
      <text:p text:style-name="P3">A1/src/game.hpp <text:s text:c="24"/>25789 <text:s text:c="4"/>4</text:p>
      <text:p text:style-name="P3">A1/src/game488.pro <text:s text:c="21"/>19755 <text:s text:c="4"/>1</text:p>
      <text:p text:style-name="P3">A1/src/main.cpp <text:s text:c="24"/>23255 <text:s text:c="4"/>1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mcdonal </meta:initial-creator>
    <meta:creation-date>2015-05-19T22:52:08</meta:creation-date>
    <dc:date>2015-05-19T23:55:38</dc:date>
    <dc:creator>wmcdonal </dc:creator>
    <meta:editing-duration>PT30M24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3" meta:paragraph-count="56" meta:word-count="370" meta:character-count="2870" meta:non-whitespace-character-count="2015"/>
  </office:meta>
</office:document-meta>
</file>